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783cm" fo:min-width="1.117cm" fo:padding-top="0.142cm" fo:padding-bottom="0.142cm" fo:padding-left="0.267cm" fo:padding-right="0.267cm" draw:shadow="visible" draw:shadow-offset-x="0.071cm" draw:shadow-offset-y="0.071cm" draw:shadow-color="#1c1c1c" draw:shadow-opacity="100%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0.968cm" fo:min-width="1.988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1cm" fo:min-width="1.641cm" fo:padding-top="0.134cm" fo:padding-bottom="0.134cm" fo:padding-left="0.259cm" fo:padding-right="0.259cm" draw:shadow="hidden" draw:shadow-offset-x="0.071cm" draw:shadow-offset-y="0.071cm" draw:shadow-color="#1c1c1c" draw:shadow-opacity="100%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1.002cm" fo:min-width="1.514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0.968cm" fo:min-width="1.861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0.968cm" fo:min-width="2.75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1.002cm" fo:min-width="1.26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2.657cm" fo:padding-top="0.134cm" fo:padding-bottom="0.134cm" fo:padding-left="0.259cm" fo:padding-right="0.259cm" draw:shadow="hidden" draw:shadow-offset-x="0.071cm" draw:shadow-offset-y="0.071cm" draw:shadow-color="#1c1c1c" draw:shadow-opacity="100%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1.002cm" fo:min-width="1.387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1.002cm" fo:min-width="1.768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0.968cm" fo:min-width="2.166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0.964cm" fo:min-width="1.607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0.965cm" fo:min-width="2.496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-color="#bee3d3" draw:textarea-horizontal-align="justify" draw:textarea-vertical-align="middle" draw:auto-grow-height="false" fo:min-height="0.964cm" fo:min-width="2.242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2.167cm" fo:padding-top="0.134cm" fo:padding-bottom="0.134cm" fo:padding-left="0.259cm" fo:padding-right="0.259cm" draw:shadow="hidden" draw:shadow-offset-x="0.071cm" draw:shadow-offset-y="0.071cm" draw:shadow-color="#1c1c1c" draw:shadow-opacity="100%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0.999cm" fo:min-width="1.659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99cm" fo:padding-top="0.142cm" fo:padding-bottom="0.142cm" fo:padding-left="0.267cm" fo:padding-right="0.267cm" draw:shadow="visible" draw:shadow-offset-x="0.071cm" draw:shadow-offset-y="0.071cm" draw:shadow-color="#1c1c1c" draw:shadow-opacity="100%"/>
    </style:style>
    <style:style style:name="gr18" style:family="graphic" style:parent-style-name="objectwithoutfill">
      <style:graphic-properties svg:stroke-color="#000000" draw:marker-end="Symmetric_20_Arrow" draw:marker-end-width="0.203cm" svg:stroke-linecap="round" draw:fill="none" draw:textarea-vertical-align="middle"/>
    </style:style>
    <style:style style:name="gr19" style:family="graphic" style:parent-style-name="objectwithoutfill">
      <style:graphic-properties svg:stroke-width="0.053cm" svg:stroke-color="#000000" draw:marker-start-width="0.279cm" draw:marker-end="Symmetric_20_Arrow" draw:marker-end-width="0.282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color="#000000" draw:marker-end="Rounded_20_short_20_Arrow" draw:marker-end-width="0.203cm" draw:fill="none" draw:textarea-vertical-align="middle"/>
    </style:style>
    <style:style style:name="gr21" style:family="graphic" style:parent-style-name="objectwithoutfill">
      <style:graphic-properties svg:stroke-width="0.053cm" svg:stroke-color="#000000" draw:marker-start-width="0.279cm" draw:marker-end="Rounded_20_short_20_Arrow" draw:marker-end-width="0.282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color="#000000" draw:marker-end="Symmetric_20_Arrow" draw:marker-end-width="0.203cm" draw:fill="none" draw:textarea-vertical-align="middle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0.965cm" fo:min-width="1.625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bce4e5" draw:textarea-horizontal-align="justify" draw:textarea-vertical-align="middle" draw:auto-grow-height="false" fo:min-height="0.965cm" fo:min-width="2.247cm" fo:padding-top="0.151cm" fo:padding-bottom="0.151cm" fo:padding-left="0.276cm" fo:padding-right="0.276cm" draw:shadow="hidden" draw:shadow-offset-x="0.071cm" draw:shadow-offset-y="0.071cm" draw:shadow-color="#1c1c1c" draw:shadow-opacity="100%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weight="bold" style:font-size-asian="12pt" style:font-size-complex="12pt"/>
    </style:style>
    <style:style style:name="P3" style:family="paragraph">
      <style:paragraph-properties fo:margin-top="0cm" fo:margin-bottom="0cm" fo:text-align="start">
        <style:tab-stops/>
      </style:paragraph-properties>
    </style:style>
    <style:style style:name="P4" style:family="paragraph">
      <loext:graphic-properties draw:fill-color="#bce4e5"/>
      <style:paragraph-properties fo:margin-top="0cm" fo:margin-bottom="0cm" fo:text-align="start">
        <style:tab-stops/>
      </style:paragraph-properties>
      <style:text-properties fo:font-size="8pt" fo:letter-spacing="normal" fo:font-weight="bold" style:font-size-asian="12pt" style:font-size-complex="12pt"/>
    </style:style>
    <style:style style:name="P5" style:family="paragraph">
      <loext:graphic-properties draw:fill-color="#ffffff"/>
      <style:paragraph-properties fo:margin-top="0cm" fo:margin-bottom="0cm" fo:text-align="start">
        <style:tab-stops/>
      </style:paragraph-properties>
      <style:text-properties fo:font-size="8pt" fo:letter-spacing="normal" style:font-size-asian="10pt" style:font-size-complex="10pt"/>
    </style:style>
    <style:style style:name="P6" style:family="paragraph">
      <loext:graphic-properties draw:fill-color="#bce4e5"/>
      <style:paragraph-properties fo:margin-top="0cm" fo:margin-bottom="0cm" fo:text-align="start">
        <style:tab-stops/>
      </style:paragraph-properties>
      <style:text-properties fo:font-size="8pt" fo:letter-spacing="normal" fo:font-weight="bold" style:font-size-asian="10pt" style:font-size-complex="10pt"/>
    </style:style>
    <style:style style:name="P7" style:family="paragraph">
      <loext:graphic-properties draw:fill-color="#bee3d3"/>
      <style:paragraph-properties fo:margin-top="0cm" fo:margin-bottom="0cm" fo:text-align="start">
        <style:tab-stops/>
      </style:paragraph-properties>
      <style:text-properties fo:font-size="8pt" fo:letter-spacing="normal" fo:font-weight="bold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loext:graphic-properties draw:fill="none" draw:fill-color="#ffffff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font-size="8pt" fo:letter-spacing="normal" fo:font-weight="bold" style:font-size-asian="12pt" style:font-size-complex="12pt"/>
    </style:style>
    <style:style style:name="T3" style:family="text">
      <style:text-properties fo:font-size="8pt" fo:letter-spacing="normal" style:font-size-asian="10pt" style:font-size-complex="10pt"/>
    </style:style>
    <style:style style:name="T4" style:family="text">
      <style:text-properties fo:font-size="8pt" fo:letter-spacing="normal" fo:font-weight="bold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51cm" svg:height="1.067cm" svg:x="1.254cm" svg:y="3.921cm">
          <text:p text:style-name="P1"><text:span text:style-name="T1">INIC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54cm" svg:height="1.27cm" svg:x="4.048cm" svg:y="5.19cm">
          <text:p text:style-name="P3"><text:span text:style-name="T2">Analisis </text:span></text:p>
          <text:p text:style-name="P3"><text:span text:style-name="T2">Requerimientos</text:span></text:p>
          <text:p text:style-name="P3"><text:span text:style-name="T2"/></text:p>
          <text:p text:style-name="P3"><text:span text:style-name="T2">T= 16 h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2.159cm" svg:height="1.269cm" svg:x="4.175cm" svg:y="2.651cm">
          <text:p text:style-name="P3"><text:span text:style-name="T3">Planificación </text:span></text:p>
          <text:p text:style-name="P3"><text:span text:style-name="T3">de tareas</text:span></text:p>
          <text:p text:style-name="P3"><text:span text:style-name="T3"/></text:p>
          <text:p text:style-name="P3"><text:span text:style-name="T3">T= 8 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2.032cm" svg:height="1.27cm" svg:x="7.731cm" svg:y="3.921cm">
          <text:p text:style-name="P3"><text:span text:style-name="T4">Documentar</text:span></text:p>
          <text:p text:style-name="P3"><text:span text:style-name="T4">planificación</text:span></text:p>
          <text:p text:style-name="P3"><text:span text:style-name="T4"/></text:p>
          <text:p text:style-name="P3"><text:span text:style-name="T4">T= 8 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2.413cm" svg:height="1.27cm" svg:x="10.906cm" svg:y="2.524cm">
          <text:p text:style-name="P3"><text:span text:style-name="T4">Selección MCU</text:span></text:p>
          <text:p text:style-name="P3"><text:span text:style-name="T4"/></text:p>
          <text:p text:style-name="P3"><text:span text:style-name="T4">T= 24 h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8" draw:id="id8" draw:layer="layout" svg:width="3.302cm" svg:height="1.27cm" svg:x="17.383cm" svg:y="3.921cm">
          <text:p text:style-name="P3"><text:span text:style-name="T4">Análisis herramientas</text:span></text:p>
          <text:p text:style-name="P3"><text:span text:style-name="T4">desarrollo</text:span></text:p>
          <text:p text:style-name="P3"><text:span text:style-name="T4"/></text:p>
          <text:p text:style-name="P3"><text:span text:style-name="T4">T= 24 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2.413cm" svg:height="1.27cm" svg:x="10.906cm" svg:y="5.064cm">
          <text:p text:style-name="P3"><text:span text:style-name="T4">Selección </text:span></text:p>
          <text:p text:style-name="P3"><text:span text:style-name="T4">módulo Wi-Fi</text:span></text:p>
          <text:p text:style-name="P3"><text:span text:style-name="T4"/></text:p>
          <text:p text:style-name="P3"><text:span text:style-name="T4">T= 24 h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1.778cm" svg:height="1.27cm" svg:x="14.589cm" svg:y="3.92cm">
          <text:p text:style-name="P3"><text:span text:style-name="T4">Selección </text:span></text:p>
          <text:p text:style-name="P3"><text:span text:style-name="T4">DevKit</text:span></text:p>
          <text:p text:style-name="P3"><text:span text:style-name="T4"/></text:p>
          <text:p text:style-name="P3"><text:span text:style-name="T4">T= 8 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9" draw:id="id9" draw:layer="layout" svg:width="2.032cm" svg:height="1.27cm" svg:x="3.413cm" svg:y="8.493cm">
          <text:p text:style-name="P3"><text:span text:style-name="T4">Instalación </text:span></text:p>
          <text:p text:style-name="P3"><text:span text:style-name="T4">IDE</text:span></text:p>
          <text:p text:style-name="P3"><text:span text:style-name="T4"/></text:p>
          <text:p text:style-name="P3"><text:span text:style-name="T4">T= 24 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1" draw:id="id11" draw:layer="layout" svg:width="2.032cm" svg:height="1.27cm" svg:x="6.334cm" svg:y="8.493cm">
          <text:p text:style-name="P3"><text:span text:style-name="T4">Debug </text:span></text:p>
          <text:p text:style-name="P3"><text:span text:style-name="T4">ejemplos</text:span></text:p>
          <text:p text:style-name="P3"><text:span text:style-name="T4"/></text:p>
          <text:p text:style-name="P3"><text:span text:style-name="T4">T= 8 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3" draw:id="id13" draw:layer="layout" svg:width="3.175cm" svg:height="1.27cm" svg:x="9.255cm" svg:y="15.224cm">
          <text:p text:style-name="P3"><text:span text:style-name="T3">Diseño estructura </text:span></text:p>
          <text:p text:style-name="P3"><text:span text:style-name="T3">Tareas RTOS</text:span></text:p>
          <text:p text:style-name="P3"><text:span text:style-name="T3"/></text:p>
          <text:p text:style-name="P3"><text:span text:style-name="T3">T= 3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2.032cm" svg:height="1.27cm" svg:x="10.779cm" svg:y="8.493cm">
          <text:p text:style-name="P3"><text:span text:style-name="T4">Cod. lectura </text:span></text:p>
          <text:p text:style-name="P3"><text:span text:style-name="T4">ADC</text:span></text:p>
          <text:p text:style-name="P3"><text:span text:style-name="T4"/></text:p>
          <text:p text:style-name="P3"><text:span text:style-name="T4">T= 32 h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6" draw:id="id16" draw:layer="layout" svg:width="1.905cm" svg:height="1.27cm" svg:x="13.7cm" svg:y="8.493cm">
          <text:p text:style-name="P3"><text:span text:style-name="T4">Cod. rutina</text:span></text:p>
          <text:p text:style-name="P3"><text:span text:style-name="T4">metrológica</text:span></text:p>
          <text:p text:style-name="P3"><text:span text:style-name="T4"/></text:p>
          <text:p text:style-name="P3"><text:span text:style-name="T4">T= 32 h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17" draw:id="id17" draw:layer="layout" svg:width="2.286cm" svg:height="1.27cm" svg:x="16.748cm" svg:y="8.493cm">
          <text:p text:style-name="P3"><text:span text:style-name="T4">Cod. rutina </text:span></text:p>
          <text:p text:style-name="P3"><text:span text:style-name="T4">puerto serie</text:span></text:p>
          <text:p text:style-name="P3"><text:span text:style-name="T4"/></text:p>
          <text:p text:style-name="P3"><text:span text:style-name="T4">T= 16 h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9" draw:id="id19" draw:layer="layout" svg:width="1.905cm" svg:height="1.27cm" svg:x="22.844cm" svg:y="8.493cm">
          <text:p text:style-name="P3"><text:span text:style-name="T4">Cod. rutina </text:span></text:p>
          <text:p text:style-name="P3"><text:span text:style-name="T4">modbus</text:span></text:p>
          <text:p text:style-name="P3"><text:span text:style-name="T4"/></text:p>
          <text:p text:style-name="P3"><text:span text:style-name="T4">T= 24 h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8" draw:id="id18" draw:layer="layout" svg:width="1.905cm" svg:height="1.27cm" svg:x="19.796cm" svg:y="8.493cm">
          <text:p text:style-name="P3"><text:span text:style-name="T4">Cod. rutina </text:span></text:p>
          <text:p text:style-name="P3"><text:span text:style-name="T4">impresión</text:span></text:p>
          <text:p text:style-name="P3"><text:span text:style-name="T4"/></text:p>
          <text:p text:style-name="P3"><text:span text:style-name="T4">T= 16 h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0" draw:id="id20" draw:layer="layout" svg:width="2.718cm" svg:height="1.27cm" svg:x="13.649cm" svg:y="11.16cm">
          <text:p text:style-name="P3"><text:span text:style-name="T4">Cod. rutina </text:span></text:p>
          <text:p text:style-name="P3"><text:span text:style-name="T4">display y teclado</text:span></text:p>
          <text:p text:style-name="P3"><text:span text:style-name="T4"/></text:p>
          <text:p text:style-name="P3"><text:span text:style-name="T4">T= 16 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4" draw:id="id14" draw:layer="layout" svg:width="2.032cm" svg:height="1.27cm" svg:x="25.638cm" svg:y="8.493cm">
          <text:p text:style-name="P3"><text:span text:style-name="T4">Cod. rutina </text:span></text:p>
          <text:p text:style-name="P3"><text:span text:style-name="T4">Wi-Fi </text:span></text:p>
          <text:p text:style-name="P3"><text:span text:style-name="T4"/></text:p>
          <text:p text:style-name="P3"><text:span text:style-name="T4">T= 80 h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5" draw:id="id15" draw:layer="layout" svg:width="2.413cm" svg:height="1.27cm" svg:x="10.779cm" svg:y="11.16cm">
          <text:p text:style-name="P3"><text:span text:style-name="T4">Cod. rutina </text:span></text:p>
          <text:p text:style-name="P3"><text:span text:style-name="T4">menús usuario</text:span></text:p>
          <text:p text:style-name="P3"><text:span text:style-name="T4"/></text:p>
          <text:p text:style-name="P3"><text:span text:style-name="T4">T= 40 h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xml:id="id21" draw:id="id21" draw:layer="layout" svg:width="2.159cm" svg:height="1.266cm" svg:x="17.129cm" svg:y="11.16cm">
          <text:p text:style-name="P3"><text:span text:style-name="T4">Cod. rutina </text:span></text:p>
          <text:p text:style-name="P3"><text:span text:style-name="T4">función peso</text:span></text:p>
          <text:p text:style-name="P3"><text:span text:style-name="T4"/></text:p>
          <text:p text:style-name="P3"><text:span text:style-name="T4">T= 16 h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2" draw:id="id22" draw:layer="layout" svg:width="3.048cm" svg:height="1.267cm" svg:x="19.923cm" svg:y="11.16cm">
          <text:p text:style-name="P3"><text:span text:style-name="T4">Cod. rutina </text:span></text:p>
          <text:p text:style-name="P3"><text:span text:style-name="T4">función cont. piezas</text:span></text:p>
          <text:p text:style-name="P3"><text:span text:style-name="T4"/></text:p>
          <text:p text:style-name="P3"><text:span text:style-name="T4">T= 8 h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23" draw:id="id23" draw:layer="layout" svg:width="2.794cm" svg:height="1.266cm" svg:x="23.606cm" svg:y="11.164cm">
          <text:p text:style-name="P3"><text:span text:style-name="T4">Cod. rutina </text:span></text:p>
          <text:p text:style-name="P3"><text:span text:style-name="T4">función envasado</text:span></text:p>
          <text:p text:style-name="P3"><text:span text:style-name="T4"/></text:p>
          <text:p text:style-name="P3"><text:span text:style-name="T4">T= 24 h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2.685cm" svg:height="1.27cm" svg:x="3.61cm" svg:y="17.002cm">
          <text:p text:style-name="P3"><text:span text:style-name="T3">Diseño circuito </text:span></text:p>
          <text:p text:style-name="P3"><text:span text:style-name="T3">esquemático</text:span></text:p>
          <text:p text:style-name="P3"><text:span text:style-name="T3"/></text:p>
          <text:p text:style-name="P3"><text:span text:style-name="T3">T= 32 h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25" draw:id="id25" draw:layer="layout" svg:width="1.905cm" svg:height="1.27cm" svg:x="13.319cm" svg:y="15.224cm">
          <text:p text:style-name="P3"><text:span text:style-name="T4">Adaptación </text:span></text:p>
          <text:p text:style-name="P3"><text:span text:style-name="T4">cod. fuente</text:span></text:p>
          <text:p text:style-name="P3"><text:span text:style-name="T4"/></text:p>
          <text:p text:style-name="P3"><text:span text:style-name="T4">T= 32 h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24" draw:id="id24" draw:layer="layout" svg:width="2.685cm" svg:height="1.27cm" svg:x="7.586cm" svg:y="17.002cm">
          <text:p text:style-name="P3"><text:span text:style-name="T3">Documentación </text:span></text:p>
          <text:p text:style-name="P3"><text:span text:style-name="T3">para PCB</text:span></text:p>
          <text:p text:style-name="P3"><text:span text:style-name="T3"/></text:p>
          <text:p text:style-name="P3"><text:span text:style-name="T3">T= 8 h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27" draw:id="id27" draw:layer="layout" svg:width="2.177cm" svg:height="1.267cm" svg:x="23.345cm" svg:y="15.224cm">
          <text:p text:style-name="P3"><text:span text:style-name="T4">Transferencia </text:span></text:p>
          <text:p text:style-name="P3"><text:span text:style-name="T4">tecnológica</text:span></text:p>
          <text:p text:style-name="P3"><text:span text:style-name="T4"/></text:p>
          <text:p text:style-name="P3"><text:span text:style-name="T4">T= 32 h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28" draw:id="id28" draw:layer="layout" svg:width="1.524cm" svg:height="1.27cm" svg:x="26.4cm" svg:y="15.224cm">
          <text:p text:style-name="P1"><text:span text:style-name="T1">FIN</text:span>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line-skew="-0.04cm" svg:x1="2.905cm" svg:y1="4.454cm" svg:x2="4.175cm" svg:y2="3.285cm" draw:start-shape="id1" draw:start-glue-point="1" draw:end-shape="id2" draw:end-glue-point="3" svg:d="M2905 4454h634v-1169h636" svg:viewBox="0 0 1271 1170">
          <text:p/>
        </draw:connector>
        <draw:connector draw:style-name="gr19" draw:text-style-name="P8" draw:layer="layout" draw:line-skew="0.033cm" svg:x1="2.905cm" svg:y1="4.454cm" svg:x2="4.048cm" svg:y2="5.825cm" draw:start-shape="id1" draw:start-glue-point="1" draw:end-shape="id3" draw:end-glue-point="3" svg:d="M2905 4454h635v1371h508" svg:viewBox="0 0 1144 1372">
          <text:p/>
        </draw:connector>
        <draw:connector draw:style-name="gr20" draw:text-style-name="P8" draw:layer="layout" draw:line-skew="0.136cm" svg:x1="6.334cm" svg:y1="3.285cm" svg:x2="7.731cm" svg:y2="4.556cm" draw:start-shape="id2" draw:start-glue-point="1" draw:end-shape="id4" svg:d="M6334 3285h825v1271h572" svg:viewBox="0 0 1398 1272">
          <text:p/>
        </draw:connector>
        <draw:connector draw:style-name="gr21" draw:text-style-name="P8" draw:layer="layout" svg:x1="6.588cm" svg:y1="5.825cm" svg:x2="7.731cm" svg:y2="4.556cm" draw:start-shape="id3" draw:start-glue-point="1" draw:end-shape="id4" draw:end-glue-point="3" svg:d="M6588 5825h572v-1269h571" svg:viewBox="0 0 1144 1270">
          <text:p/>
        </draw:connector>
        <draw:connector draw:style-name="gr19" draw:text-style-name="P8" draw:layer="layout" svg:x1="9.763cm" svg:y1="4.556cm" svg:x2="10.906cm" svg:y2="3.159cm" draw:start-shape="id4" draw:start-glue-point="1" draw:end-shape="id5" draw:end-glue-point="3" svg:d="M9763 4556h571v-1397h572" svg:viewBox="0 0 1144 1398">
          <text:p/>
        </draw:connector>
        <draw:connector draw:style-name="gr19" draw:text-style-name="P8" draw:layer="layout" svg:x1="9.763cm" svg:y1="4.556cm" svg:x2="10.906cm" svg:y2="5.699cm" draw:start-shape="id4" draw:start-glue-point="1" draw:end-shape="id6" draw:end-glue-point="3" svg:d="M9763 4556h571v1143h572" svg:viewBox="0 0 1144 1144">
          <text:p/>
        </draw:connector>
        <draw:connector draw:style-name="gr19" draw:text-style-name="P8" draw:layer="layout" svg:x1="13.319cm" svg:y1="3.159cm" svg:x2="14.589cm" svg:y2="4.555cm" draw:start-shape="id5" draw:start-glue-point="1" draw:end-shape="id7" draw:end-glue-point="3" svg:d="M13319 3159h635v1396h635" svg:viewBox="0 0 1271 1397">
          <text:p/>
        </draw:connector>
        <draw:connector draw:style-name="gr19" draw:text-style-name="P8" draw:layer="layout" svg:x1="13.319cm" svg:y1="5.699cm" svg:x2="14.589cm" svg:y2="4.555cm" draw:start-shape="id6" draw:start-glue-point="1" draw:end-shape="id7" draw:end-glue-point="3" svg:d="M13319 5699h635v-1144h635" svg:viewBox="0 0 1271 1145">
          <text:p/>
        </draw:connector>
        <draw:connector draw:style-name="gr19" draw:text-style-name="P8" draw:layer="layout" svg:x1="16.367cm" svg:y1="4.555cm" svg:x2="17.383cm" svg:y2="4.556cm" draw:start-shape="id7" draw:start-glue-point="1" draw:end-shape="id8" draw:end-glue-point="3" svg:d="M16367 4555h508v1h508" svg:viewBox="0 0 1017 2">
          <text:p/>
        </draw:connector>
        <draw:connector draw:style-name="gr19" draw:text-style-name="P8" draw:layer="layout" draw:line-skew="0cm 0cm -0.507cm" svg:x1="20.685cm" svg:y1="4.556cm" svg:x2="3.413cm" svg:y2="9.128cm" draw:start-shape="id8" draw:start-glue-point="1" draw:end-shape="id9" draw:end-glue-point="3" svg:d="M20685 4556h527v2286h-18833v2286h1034" svg:viewBox="0 0 18834 4573">
          <text:p/>
        </draw:connector>
        <draw:connector draw:style-name="gr22" draw:text-style-name="P8" draw:layer="layout" svg:x1="2.69cm" svg:y1="9.151cm" svg:x2="3.61cm" svg:y2="17.637cm" draw:end-shape="id10" draw:end-glue-point="3" svg:d="M2690 9151h205v8486h715" svg:viewBox="0 0 921 8487">
          <text:p/>
        </draw:connector>
        <draw:connector draw:style-name="gr19" draw:text-style-name="P9" draw:layer="layout" svg:x1="5.445cm" svg:y1="9.128cm" svg:x2="6.334cm" svg:y2="9.128cm" draw:start-shape="id9" draw:start-glue-point="1" draw:end-shape="id11" svg:d="M5445 9128h889" svg:viewBox="0 0 890 1">
          <text:p/>
        </draw:connector>
        <draw:connector draw:style-name="gr19" draw:text-style-name="P9" draw:layer="layout" svg:x1="8.366cm" svg:y1="9.128cm" svg:x2="10.779cm" svg:y2="9.128cm" draw:start-shape="id11" draw:start-glue-point="1" draw:end-shape="id12" draw:end-glue-point="3" svg:d="M8366 9128h2413" svg:viewBox="0 0 2414 1">
          <text:p/>
        </draw:connector>
        <draw:connector draw:style-name="gr22" draw:text-style-name="P8" draw:layer="layout" draw:line-skew="-0.146cm" svg:x1="8.366cm" svg:y1="9.128cm" svg:x2="9.255cm" svg:y2="15.859cm" draw:start-shape="id11" draw:start-glue-point="1" draw:end-shape="id13" draw:end-glue-point="3" svg:d="M8366 9128h381v3375h-2v3356h510" svg:viewBox="0 0 890 6732">
          <text:p/>
        </draw:connector>
        <draw:connector draw:style-name="gr19" draw:text-style-name="P8" draw:layer="layout" draw:line-skew="0cm 0cm -0.253cm" svg:x1="27.67cm" svg:y1="9.128cm" svg:x2="10.779cm" svg:y2="11.795cm" draw:start-shape="id14" draw:start-glue-point="1" draw:end-shape="id15" draw:end-glue-point="3" svg:d="M27670 9128h527v1334h-18199v1333h781" svg:viewBox="0 0 18200 2668">
          <text:p/>
        </draw:connector>
        <draw:connector draw:style-name="gr19" draw:text-style-name="P9" draw:layer="layout" svg:x1="12.811cm" svg:y1="9.128cm" svg:x2="13.7cm" svg:y2="9.128cm" draw:start-shape="id12" draw:start-glue-point="1" draw:end-shape="id16" draw:end-glue-point="3" svg:d="M12811 9128h889" svg:viewBox="0 0 890 1">
          <text:p/>
        </draw:connector>
        <draw:connector draw:style-name="gr19" draw:text-style-name="P8" draw:layer="layout" svg:x1="15.605cm" svg:y1="9.128cm" svg:x2="16.748cm" svg:y2="9.128cm" draw:start-shape="id16" draw:start-glue-point="1" draw:end-shape="id17" draw:end-glue-point="3" svg:d="M15605 9128h1143" svg:viewBox="0 0 1144 1">
          <text:p/>
        </draw:connector>
        <draw:connector draw:style-name="gr19" draw:text-style-name="P8" draw:layer="layout" svg:x1="19.034cm" svg:y1="9.128cm" svg:x2="19.796cm" svg:y2="9.128cm" draw:start-shape="id17" draw:start-glue-point="1" draw:end-shape="id18" draw:end-glue-point="3" svg:d="M19034 9128h762" svg:viewBox="0 0 763 1">
          <text:p/>
        </draw:connector>
        <draw:connector draw:style-name="gr19" draw:text-style-name="P8" draw:layer="layout" svg:x1="21.701cm" svg:y1="9.128cm" svg:x2="22.844cm" svg:y2="9.128cm" draw:start-shape="id18" draw:start-glue-point="1" draw:end-shape="id19" draw:end-glue-point="3" svg:d="M21701 9128h1143" svg:viewBox="0 0 1144 1">
          <text:p/>
        </draw:connector>
        <draw:connector draw:style-name="gr19" draw:text-style-name="P8" draw:layer="layout" svg:x1="24.749cm" svg:y1="9.128cm" svg:x2="25.638cm" svg:y2="9.128cm" draw:start-shape="id19" draw:start-glue-point="1" draw:end-shape="id14" draw:end-glue-point="3" svg:d="M24749 9128h889" svg:viewBox="0 0 890 1">
          <text:p/>
        </draw:connector>
        <draw:connector draw:style-name="gr19" draw:text-style-name="P8" draw:layer="layout" svg:x1="13.192cm" svg:y1="11.795cm" svg:x2="13.649cm" svg:y2="11.795cm" draw:start-shape="id15" draw:start-glue-point="1" draw:end-shape="id20" draw:end-glue-point="3" svg:d="M13192 11795h457" svg:viewBox="0 0 458 1">
          <text:p/>
        </draw:connector>
        <draw:connector draw:style-name="gr19" draw:text-style-name="P8" draw:layer="layout" svg:x1="16.367cm" svg:y1="11.795cm" svg:x2="17.129cm" svg:y2="11.793cm" draw:start-shape="id20" draw:start-glue-point="1" draw:end-shape="id21" draw:end-glue-point="3" svg:d="M16367 11795h381v-2h381" svg:viewBox="0 0 763 3">
          <text:p/>
        </draw:connector>
        <draw:connector draw:style-name="gr19" draw:text-style-name="P8" draw:layer="layout" svg:x1="19.288cm" svg:y1="11.793cm" svg:x2="19.923cm" svg:y2="11.793cm" draw:start-shape="id21" draw:start-glue-point="1" draw:end-shape="id22" svg:d="M19288 11793h635" svg:viewBox="0 0 636 1">
          <text:p/>
        </draw:connector>
        <draw:connector draw:style-name="gr19" draw:text-style-name="P8" draw:layer="layout" svg:x1="22.971cm" svg:y1="11.793cm" svg:x2="23.606cm" svg:y2="11.797cm" draw:start-shape="id22" draw:start-glue-point="1" draw:end-shape="id23" draw:end-glue-point="3" svg:d="M22971 11793h318v4h317" svg:viewBox="0 0 636 5">
          <text:p/>
        </draw:connector>
        <draw:connector draw:style-name="gr22" draw:text-style-name="P8" draw:layer="layout" svg:x1="6.295cm" svg:y1="17.637cm" svg:x2="7.586cm" svg:y2="17.637cm" draw:start-shape="id10" draw:start-glue-point="1" draw:end-shape="id24" draw:end-glue-point="3" svg:d="M6295 17637h1291" svg:viewBox="0 0 1292 1">
          <text:p/>
        </draw:connector>
        <draw:connector draw:style-name="gr22" draw:text-style-name="P8" draw:layer="layout" svg:x1="10.271cm" svg:y1="17.637cm" svg:x2="14.271cm" svg:y2="16.494cm" draw:start-shape="id24" draw:start-glue-point="1" draw:end-shape="id25" draw:end-glue-point="2" svg:d="M10271 17637h4000v-1143" svg:viewBox="0 0 4001 1144">
          <text:p/>
        </draw:connector>
        <draw:connector draw:style-name="gr22" draw:text-style-name="P8" draw:layer="layout" svg:x1="12.43cm" svg:y1="15.859cm" svg:x2="13.319cm" svg:y2="15.859cm" draw:start-shape="id13" draw:start-glue-point="1" draw:end-shape="id25" draw:end-glue-point="3" svg:d="M12430 15859h889" svg:viewBox="0 0 890 1">
          <text:p/>
        </draw:connector>
        <draw:connector draw:style-name="gr19" draw:text-style-name="P8" draw:layer="layout" svg:x1="15.224cm" svg:y1="15.859cm" svg:x2="16.367cm" svg:y2="15.86cm" draw:start-shape="id25" draw:start-glue-point="1" draw:end-shape="id26" draw:end-glue-point="3" svg:d="M15224 15859h571v1h572" svg:viewBox="0 0 1144 2">
          <text:p/>
        </draw:connector>
        <draw:connector draw:style-name="gr19" draw:text-style-name="P8" draw:layer="layout" svg:x1="25.522cm" svg:y1="15.857cm" svg:x2="26.4cm" svg:y2="15.859cm" draw:start-shape="id27" draw:start-glue-point="1" draw:end-shape="id28" draw:end-glue-point="3" svg:d="M25522 15857h443v2h435" svg:viewBox="0 0 879 3">
          <text:p/>
        </draw:connector>
        <draw:connector draw:style-name="gr19" draw:text-style-name="P8" draw:layer="layout" draw:line-skew="1.124cm" svg:x1="26.4cm" svg:y1="11.797cm" svg:x2="14.271cm" svg:y2="15.224cm" draw:start-shape="id23" draw:start-glue-point="1" draw:end-shape="id25" draw:end-glue-point="0" svg:d="M26400 11797h1651v2030h-13780v1397" svg:viewBox="0 0 13781 3428">
          <text:p/>
        </draw:connector>
        <draw:custom-shape draw:style-name="gr23" draw:text-style-name="P6" xml:id="id29" draw:id="id29" draw:layer="layout" svg:width="2.177cm" svg:height="1.267cm" svg:x="20.197cm" svg:y="15.227cm">
          <text:p text:style-name="P3"><text:span text:style-name="T4">Testing </text:span></text:p>
          <text:p text:style-name="P3"><text:span text:style-name="T4">firmware</text:span></text:p>
          <text:p text:style-name="P3"><text:span text:style-name="T4"/></text:p>
          <text:p text:style-name="P3"><text:span text:style-name="T4">T= 8 h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22.374cm" svg:y1="15.86cm" svg:x2="23.345cm" svg:y2="15.857cm" draw:start-shape="id29" draw:start-glue-point="1" draw:end-shape="id27" draw:end-glue-point="3" svg:d="M22374 15860h485v-3h486" svg:viewBox="0 0 972 4">
          <text:p/>
        </draw:connector>
        <draw:frame draw:style-name="gr24" draw:text-style-name="P10" draw:layer="layout" svg:width="0.502cm" svg:height="1.187cm" svg:x="21.32cm" svg:y="24.114cm">
          <draw:text-box>
            <text:p/>
          </draw:text-box>
        </draw:frame>
        <draw:custom-shape draw:style-name="gr25" draw:text-style-name="P6" xml:id="id26" draw:id="id26" draw:layer="layout" svg:width="2.799cm" svg:height="1.267cm" svg:x="16.367cm" svg:y="15.227cm">
          <text:p text:style-name="P3"><text:span text:style-name="T4">Puesta en </text:span></text:p>
          <text:p text:style-name="P3"><text:span text:style-name="T4">marcha prototipo</text:span></text:p>
          <text:p text:style-name="P3"><text:span text:style-name="T4"/></text:p>
          <text:p text:style-name="P3"><text:span text:style-name="T4">T= 4 h</text:span>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svg:x1="19.166cm" svg:y1="15.86cm" svg:x2="20.197cm" svg:y2="15.86cm" draw:start-shape="id26" draw:start-glue-point="1" draw:end-shape="id29" draw:end-glue-point="3" svg:d="M19166 15860h1031" svg:viewBox="0 0 103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8T23:15:37.797683295</meta:creation-date>
    <dc:date>2020-12-01T20:08:37.945623869</dc:date>
    <meta:editing-duration>PT52M28S</meta:editing-duration>
    <meta:editing-cycles>13</meta:editing-cycles>
    <meta:generator>LibreOffice/6.0.7.3$Linux_X86_64 LibreOffice_project/00m0$Build-3</meta:generator>
    <meta:document-statistic meta:object-count="62"/>
  </office:meta>
</office:document-meta>
</file>